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Embossing Tape 3 BRK" svg:font-family="'Embossing Tape 3 BRK'"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margin-top="0.4cm" fo:margin-bottom="0.199cm" loext:contextual-spacing="false"/>
    </style:style>
    <style:style style:name="P2" style:family="paragraph" style:parent-style-name="UBUcuerpoTrabajo">
      <style:text-properties officeooo:paragraph-rsid="00301220"/>
    </style:style>
    <style:style style:name="P3" style:family="paragraph" style:parent-style-name="UBUcuerpoTrabajo">
      <style:text-properties officeooo:rsid="0031508a" officeooo:paragraph-rsid="0031508a"/>
    </style:style>
    <style:style style:name="P4" style:family="paragraph" style:parent-style-name="UBUcuerpoTrabajo">
      <style:text-properties officeooo:rsid="00385a5c" officeooo:paragraph-rsid="00385a5c"/>
    </style:style>
    <style:style style:name="P5" style:family="paragraph" style:parent-style-name="Abstract">
      <style:text-properties officeooo:rsid="00414e97" officeooo:paragraph-rsid="00414e97"/>
    </style:style>
    <style:style style:name="P6" style:family="paragraph" style:parent-style-name="Abstract">
      <style:text-properties officeooo:rsid="00429906" officeooo:paragraph-rsid="00429906"/>
    </style:style>
    <style:style style:name="P7" style:family="paragraph" style:parent-style-name="Abstract">
      <style:text-properties officeooo:rsid="0045bc27" officeooo:paragraph-rsid="0045bc27"/>
    </style:style>
    <style:style style:name="P8" style:family="paragraph" style:parent-style-name="Abstract">
      <style:text-properties officeooo:rsid="00478df2" officeooo:paragraph-rsid="00478df2"/>
    </style:style>
    <style:style style:name="P9" style:family="paragraph" style:parent-style-name="Standard" style:master-page-name="Standard">
      <style:paragraph-properties fo:margin-top="0.4cm" fo:margin-bottom="0.199cm" loext:contextual-spacing="false" style:page-number="auto" fo:break-before="auto" fo:break-after="auto"/>
      <style:text-properties style:font-name="Liberation Sans" fo:font-size="14pt" fo:font-style="normal" fo:font-weight="bold" style:font-size-asian="14pt" style:font-style-asian="normal" style:font-weight-asian="bold" style:font-size-complex="14pt" style:font-style-complex="normal" style:font-weight-complex="bold"/>
    </style:style>
    <style:style style:name="P10" style:family="paragraph" style:parent-style-name="Heading_20_1">
      <style:paragraph-properties fo:break-before="page"/>
    </style:style>
    <style:style style:name="P11" style:family="paragraph" style:parent-style-name="UBUcuerpoTrabajo">
      <style:text-properties officeooo:paragraph-rsid="004fe1aa"/>
    </style:style>
    <style:style style:name="P12" style:family="paragraph" style:parent-style-name="UBUcuerpoTrabajo">
      <style:text-properties officeooo:paragraph-rsid="0050ed3f"/>
    </style:style>
    <style:style style:name="P13" style:family="paragraph" style:parent-style-name="UBUcuerpoTrabajo">
      <style:text-properties officeooo:paragraph-rsid="006883d9"/>
    </style:style>
    <style:style style:name="P14" style:family="paragraph" style:parent-style-name="Abstract">
      <style:text-properties style:text-underline-style="none" officeooo:rsid="00478df2" officeooo:paragraph-rsid="0045bc27"/>
    </style:style>
    <style:style style:name="P15" style:family="paragraph" style:parent-style-name="Abstract">
      <style:text-properties style:text-underline-style="none" officeooo:rsid="0045639e" officeooo:paragraph-rsid="0045639e"/>
    </style:style>
    <style:style style:name="P16" style:family="paragraph">
      <loext:graphic-properties draw:fill="none" draw:fill-color="#ffffff"/>
      <style:paragraph-properties fo:margin-left="0cm" fo:margin-right="0cm" fo:margin-top="0cm" fo:margin-bottom="0cm" fo:line-height="100%" fo:text-align="center" fo:text-indent="0cm"/>
      <style:text-properties fo:color="#c0c0c0" style:text-outline="false" style:text-line-through-style="none" style:text-line-through-type="none" style:font-name="Embossing Tape 3 BRK" fo:font-size="28pt" fo:font-style="normal" fo:text-shadow="none" style:text-underline-style="none" fo:font-weight="normal" style:letter-kerning="true" style:font-name-asian="Droid Sans" style:font-size-asian="28pt" style:font-style-asian="normal" style:font-weight-asian="normal" style:font-name-complex="Lohit Hindi" style:font-size-complex="28pt" style:font-style-complex="normal" style:font-weight-complex="normal" style:text-emphasize="none" style:font-relief="none" style:text-overline-style="none" style:text-overline-color="font-color"/>
    </style:style>
    <style:style style:name="P17" style:family="paragraph">
      <style:paragraph-properties fo:margin-left="0cm" fo:margin-right="0cm" fo:margin-top="0cm" fo:margin-bottom="0cm" fo:line-height="100%" fo:text-align="center" fo:text-indent="0cm"/>
    </style:style>
    <style:style style:name="T1" style:family="text">
      <style:text-properties style:font-name="Liberation Sans" fo:font-size="14pt" fo:font-weight="bold" style:font-style-asian="normal" style:font-weight-asian="bold" style:font-size-complex="14pt" style:font-style-complex="normal" style:font-weight-complex="bold"/>
    </style:style>
    <style:style style:name="T2" style:family="text">
      <style:text-properties fo:language="es" fo:country="ES"/>
    </style:style>
    <style:style style:name="T3" style:family="text">
      <style:text-properties fo:language="es" fo:country="ES" fo:font-style="normal" officeooo:rsid="0021ed41" style:font-style-asian="normal" style:font-style-complex="normal"/>
    </style:style>
    <style:style style:name="T4" style:family="text">
      <style:text-properties fo:language="es" fo:country="ES" fo:font-style="normal" officeooo:rsid="004abba7" style:font-style-asian="normal" style:font-style-complex="normal"/>
    </style:style>
    <style:style style:name="T5" style:family="text">
      <style:text-properties fo:language="es" fo:country="ES" fo:font-style="normal" officeooo:rsid="004b74da" style:font-style-asian="normal" style:font-style-complex="normal"/>
    </style:style>
    <style:style style:name="T6" style:family="text">
      <style:text-properties fo:language="es" fo:country="ES" fo:font-style="normal" officeooo:rsid="004ce525" style:font-style-asian="normal" style:font-style-complex="normal"/>
    </style:style>
    <style:style style:name="T7" style:family="text">
      <style:text-properties fo:language="es" fo:country="ES" fo:font-style="normal" officeooo:rsid="004f35cd" style:font-style-asian="normal" style:font-style-complex="normal"/>
    </style:style>
    <style:style style:name="T8" style:family="text">
      <style:text-properties fo:language="es" fo:country="ES" fo:font-style="normal" officeooo:rsid="004fe1aa" style:font-style-asian="normal" style:font-style-complex="normal"/>
    </style:style>
    <style:style style:name="T9" style:family="text">
      <style:text-properties fo:language="es" fo:country="ES" fo:font-style="normal" officeooo:rsid="0050ed3f" style:font-style-asian="normal" style:font-style-complex="normal"/>
    </style:style>
    <style:style style:name="T10" style:family="text">
      <style:text-properties fo:language="es" fo:country="ES" fo:font-style="normal" officeooo:rsid="00518b18" style:font-style-asian="normal" style:font-style-complex="normal"/>
    </style:style>
    <style:style style:name="T11" style:family="text">
      <style:text-properties fo:language="es" fo:country="ES" fo:font-style="normal" officeooo:rsid="0052262f" style:font-style-asian="normal" style:font-style-complex="normal"/>
    </style:style>
    <style:style style:name="T12" style:family="text">
      <style:text-properties fo:language="es" fo:country="ES" fo:font-style="normal" officeooo:rsid="00527c7d" style:font-style-asian="normal" style:font-style-complex="normal"/>
    </style:style>
    <style:style style:name="T13" style:family="text">
      <style:text-properties fo:language="es" fo:country="ES" fo:font-style="normal" officeooo:rsid="005348db" style:font-style-asian="normal" style:font-style-complex="normal"/>
    </style:style>
    <style:style style:name="T14" style:family="text">
      <style:text-properties fo:language="es" fo:country="ES" fo:font-style="normal" officeooo:rsid="00545ce0" style:font-style-asian="normal" style:font-style-complex="normal"/>
    </style:style>
    <style:style style:name="T15" style:family="text">
      <style:text-properties fo:language="es" fo:country="ES" fo:font-style="normal" officeooo:rsid="0057c189" style:font-style-asian="normal" style:font-style-complex="normal"/>
    </style:style>
    <style:style style:name="T16" style:family="text">
      <style:text-properties fo:language="es" fo:country="ES" fo:font-style="normal" officeooo:rsid="006290c4" style:font-style-asian="normal" style:font-style-complex="normal"/>
    </style:style>
    <style:style style:name="T17" style:family="text">
      <style:text-properties fo:language="es" fo:country="ES" fo:font-style="normal" officeooo:rsid="00666385" style:font-style-asian="normal" style:font-style-complex="normal"/>
    </style:style>
    <style:style style:name="T18" style:family="text">
      <style:text-properties fo:language="es" fo:country="ES" fo:font-style="normal" officeooo:rsid="006883d9" style:font-style-asian="normal" style:font-style-complex="normal"/>
    </style:style>
    <style:style style:name="T19" style:family="text">
      <style:text-properties officeooo:rsid="0031a156"/>
    </style:style>
    <style:style style:name="T20" style:family="text">
      <style:text-properties officeooo:rsid="0037015f"/>
    </style:style>
    <style:style style:name="T21" style:family="text">
      <style:text-properties officeooo:rsid="00382538"/>
    </style:style>
    <style:style style:name="T22" style:family="text">
      <style:text-properties officeooo:rsid="00385a5c"/>
    </style:style>
    <style:style style:name="T23" style:family="text">
      <style:text-properties officeooo:rsid="0039bab6"/>
    </style:style>
    <style:style style:name="T24" style:family="text">
      <style:text-properties officeooo:rsid="003f913d"/>
    </style:style>
    <style:style style:name="T25" style:family="text">
      <style:text-properties officeooo:rsid="00429906"/>
    </style:style>
    <style:style style:name="T26" style:family="text">
      <style:text-properties style:text-underline-style="none"/>
    </style:style>
    <style:style style:name="T27" style:family="text">
      <style:text-properties style:text-underline-style="none" officeooo:rsid="0045639e"/>
    </style:style>
    <style:style style:name="T28" style:family="text">
      <style:text-properties style:text-underline-style="none" officeooo:rsid="00478df2"/>
    </style:style>
    <style:style style:name="T29" style:family="text">
      <style:text-properties style:text-underline-style="none" officeooo:rsid="00490b50"/>
    </style:style>
    <style:style style:name="T30" style:family="text">
      <style:text-properties officeooo:rsid="0045bc27"/>
    </style:style>
    <style:style style:name="T31" style:family="text">
      <style:text-properties officeooo:rsid="004a1aba"/>
    </style:style>
    <style:style style:name="T32" style:family="text">
      <style:text-properties fo:color="#c0c0c0" style:text-outline="false" style:text-line-through-style="none" style:text-line-through-type="none" style:font-name="Embossing Tape 3 BRK" fo:font-size="32pt" fo:font-style="normal" fo:text-shadow="none" style:text-underline-style="none" fo:font-weight="normal" style:letter-kerning="true" style:font-name-asian="Droid Sans" style:font-size-asian="32pt" style:font-style-asian="normal" style:font-weight-asian="normal" style:font-name-complex="Lohit Hindi" style:font-size-complex="32pt" style:font-style-complex="normal" style:font-weight-complex="normal" style:text-emphasize="none" style:font-relief="none" style:text-overline-style="none" style:text-overline-color="font-color"/>
    </style:style>
    <style:style style:name="gr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4.001cm" fo:padding-top="0.125cm" fo:padding-bottom="0.125cm" fo:padding-left="0.25cm" fo:padding-right="0.25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Resumen</text:p>
      <text:p text:style-name="P3">Se desea desarrollar una herramienta docente de tipo web que proporcione a un profesor y a sus alumnos un medio en el que simular torneos 2 x 2. <text:span text:style-name="T20">El objetivo principal es </text:span>ilustrar el aprendizaje de la <text:span text:style-name="T31">t</text:span>eoría de <text:span text:style-name="T31">j</text:span>uegos en cualquiera de las múltiples disciplinas influenciadas por esta rama de conocimiento.</text:p>
      <text:p text:style-name="P3">Para llevar a cabo este propósito se ha efectuado una combinación entre <text:span text:style-name="T20">dos tipos diferentes de </text:span>tecnologías. <text:span text:style-name="T20">Las primeras,</text:span> de tipo web, <text:span text:style-name="T20">están dirigidas al</text:span> desarrollo de la propia plataforma sobre la que se sustenta la aplicación. <text:span text:style-name="T20">El segundo tipo, enfocado</text:span> <text:span text:style-name="T22">a la</text:span> simulación, <text:span text:style-name="T21">se centra en </text:span>la propia reproducción del torneo.</text:p>
      <text:p text:style-name="P3">Debido a que se trata de una herramienta <text:span text:style-name="T22">destinada</text:span> al aprendizaje, se ha tenido en cuenta <text:span text:style-name="T22">el proceso de </text:span>adaptación de los alumnos a la metodología del torneo. <text:span text:style-name="T22">De esta manera, se incluye</text:span> un simulador <text:span text:style-name="T19">de mayor</text:span> simple<text:span text:style-name="T19">za c</text:span>on <text:span text:style-name="T22">e</text:span>l <text:span text:style-name="T22">que se busca</text:span> permitir <text:span text:style-name="T19">a los alumnos </text:span>un proceso de prueba de estrategias. <text:span text:style-name="T30">Se establece, así, un</text:span> enfrent<text:span text:style-name="T22">amiento contra</text:span> soluciones predefinidas <text:span text:style-name="T22">antes de pasar al torneo contra otros participantes</text:span>.</text:p>
      <text:p text:style-name="P4">Finalmente, se ha creado un modelo en el que realizar la simulación del torneo final. Este torneo interpreta las estrategias proporcionadas por los participantes <text:span text:style-name="T23">y, a</text:span> partir de ellas, realiza una serie de emparejamientos. <text:span text:style-name="T23">E</text:span>l objetivo <text:span text:style-name="T23">es</text:span> que todas las es<text:span text:style-name="T23">t</text:span>rategias se enfrente<text:span text:style-name="T23">n</text:span> entre sí una sola vez. Para concluir, <text:span text:style-name="T23">recurriendo a </text:span>las puntuaciones registradas en cada emparejamiento, <text:span text:style-name="T24">se genera un conjunto de puntuaciones globales, a partir de ellas, se establecen las estrategias más óptimas dentro de ese entorno concreto.</text:span></text:p>
      <text:p text:style-name="P1"><text:span text:style-name="inglés"><text:span text:style-name="T1">Abstract</text:span></text:span></text:p>
      <text:p text:style-name="P5">We want to develop a web-based educational tool in order to bring to the teacher and the students a mean capable of simulate 2 x 2 tournaments. The main goal is to <text:span text:style-name="T25">support the teaching of game theory in any of the several fields influenced by this branch of knowledge.</text:span></text:p>
      <text:p text:style-name="P6">In order to carry out this purpose we have combined two different technology types. The first one, web-based, is focused to develop the web platform in which the application is standing. <text:span text:style-name="T27">The second type, based on simulation, is focused on the tournament execution.</text:span></text:p>
      <text:p text:style-name="P7"><text:span text:style-name="T27">S</text:span><text:span text:style-name="T26">ince it is a learning tool, we have taken into account the adaptation process of the students to the tournament. I this way, a simpler simulator has been developed in order to bring the student a way to test his strategies. So a </text:span><text:span text:style-name="T28">confrontation against predefined solutions is established before the tournament with solutions of the rest of participants.</text:span></text:p>
      <text:p text:style-name="P8"><text:span text:style-name="T26">Finally a model has been created to perform the final tournament simulation. </text:span><text:span text:style-name="T29">This tournament interprets the strategies provided by the participants and performs pairings in order to confront the strategies with each other one. To conclude, the tournament uses the scores recorded in every single pairing and creates a set of global scores. Based on those scores the most optimal strategies in that particular environment are established.</text:span></text:p>
      <text:p text:style-name="P14"/>
      <text:p text:style-name="P15"/>
      <text:h text:style-name="P10" text:outline-level="1"><text:span text:style-name="inglés"><text:span text:style-name="T2">Introducción</text:span></text:span></text:h>
      <text:p text:style-name="P2"><text:span text:style-name="inglés"><text:span text:style-name="T3"/></text:span></text:p>
      <text:p text:style-name="P11"><text:span text:style-name="inglés"><text:span text:style-name="T4">Las nuevas tecnologías están llevando a la </text:span></text:span><text:span text:style-name="inglés"><text:span text:style-name="T5">docencia</text:span></text:span><text:span text:style-name="inglés"><text:span text:style-name="T4"> a incorporar ciertas metodologías basadas en herramientas digitales. La utilización de experimentos en forma de juegos en el aula ha demostrado ya buenos resultados. El paso siguiente, los simuladores y juegos ejecutados en computadores, están dando resultados del mismo tipo. </text:span></text:span></text:p>
      <text:p text:style-name="P11"><text:span text:style-name="inglés"><text:span text:style-name="T4">A su vez, la teoría de juegos </text:span></text:span><text:span text:style-name="inglés"><text:span text:style-name="T6">es un campo que sigue creciendo en la actualidad. </text:span></text:span><text:span text:style-name="inglés"><text:span text:style-name="T7">A</text:span></text:span><text:span text:style-name="inglés"><text:span text:style-name="T6">demás, la naturaleza de sus conceptos encaja a la perfección con una forma de enseñanza basada en simuladores o juegos.</text:span></text:span></text:p>
      <text:p text:style-name="P11"><text:span text:style-name="inglés"><text:span text:style-name="T8">Del mismo modo, vemos que la enseñanza online está experimentando un crecimiento en expansión gracias, tanto a las universidades con enseñanza a distancia, como a los portales web basados en cursos, como Coursera o Miriada X.</text:span></text:span></text:p>
      <text:p text:style-name="P12"><text:span text:style-name="inglés"><text:span text:style-name="T9">Por estas razones se ha planteado el desarrollo de una herramienta </text:span></text:span><text:span text:style-name="inglés"><text:span text:style-name="T17">docente </text:span></text:span><text:span text:style-name="inglés"><text:span text:style-name="T9">de simulación virtual online destinada a la explicación de la teoría de juegos a los alumnos. Se centra en el planteamiento de juegos de tipo 2 x 2, </text:span></text:span><text:span text:style-name="inglés"><text:span text:style-name="T10">el tipo de juego del </text:span></text:span><text:span text:style-name="inglés"><text:span text:style-name="T11">conocido</text:span></text:span><text:span text:style-name="inglés"><text:span text:style-name="T10"> dilema del prisionero, un </text:span></text:span><text:span text:style-name="inglés"><text:span text:style-name="T12">caso</text:span></text:span><text:span text:style-name="inglés"><text:span text:style-name="T10"> ampliamente utilizado para ejemplificar la teoría de juegos. </text:span></text:span><text:span text:style-name="inglés"><text:span text:style-name="T13">El objetivo es que un profesor pueda crear torneos en los que puedan participar sus alumnos desde sus ordenadores. El profesor tiene libertad para fijar los parámetros del torneo. </text:span></text:span><text:span text:style-name="inglés"><text:span text:style-name="T14">Tanto los alumnos como el profesor podrán consultar sus puntuaciones al final del torneo para sacar sus conclusiones. El objetivo que se fija a los alumnos es que desarrollen su propia estrategia en forma de código con la que obtener mayor puntuación que el resto de participantes. </text:span></text:span><text:span text:style-name="inglés"><text:span text:style-name="T15">Se les proporcionará un medio con el que probar esa estrategia contra algunas ya pr</text:span></text:span><text:span text:style-name="inglés"><text:span text:style-name="T16">e</text:span></text:span><text:span text:style-name="inglés"><text:span text:style-name="T15">establecidas.</text:span></text:span></text:p>
      <text:p text:style-name="P13"><text:span text:style-name="inglés"><text:span text:style-name="T18">Con este proyecto se desea dotar a los profesores y a los alumnos de una manera de afrontar la teoría de juegos desde las aulas más amena e ilustrativa para los estudiantes, y con más oportunidades para los docentes.</text:span></text:span></text:p>
      <text:p text:style-name="P12"><text:span text:style-name="inglés"><text:span text:style-name="T1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Embossing Tape 3 BRK" svg:font-family="'Embossing Tape 3 BRK'"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UBUcuerpoTrabajo" style:family="paragraph" style:parent-style-name="Text_20_body">
      <style:paragraph-properties fo:margin-left="0cm" fo:margin-right="0cm" fo:margin-top="0cm" fo:margin-bottom="0cm" loext:contextual-spacing="false" fo:text-indent="0.499cm" style:auto-text-indent="false"/>
      <style:text-properties style:font-size-asian="10.5pt"/>
    </style:style>
    <style:style style:name="Heading_20_1" style:display-name="Heading 1" style:family="paragraph" style:parent-style-name="Heading" style:next-style-name="UBUcuerpoTrabajo" style:default-outline-level="1" style:class="text" style:master-page-name="">
      <style:paragraph-properties fo:margin-top="0.42cm" fo:margin-bottom="0.21cm" loext:contextual-spacing="false" style:page-number="auto"/>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Abstract" style:family="paragraph" style:parent-style-name="UBUcuerpoTrabajo">
      <style:text-properties fo:language="en" fo:country="US" fo:font-style="italic" style:font-size-asian="10.5pt"/>
    </style:style>
    <style:style style:name="Heading_20_2" style:display-name="Heading 2" style:family="paragraph" style:parent-style-name="Heading" style:next-style-name="Text_20_body" style:default-outline-level="2" style:class="text" style:master-page-name="">
      <style:paragraph-properties style:page-number="auto"/>
      <style:text-properties fo:font-size="14pt" fo:font-style="italic" fo:font-weight="bold" style:font-size-asian="14pt" style:font-style-asian="italic" style:font-weight-asian="bold" style:font-size-complex="14pt" style:font-style-complex="italic" style:font-weight-complex="bold"/>
    </style:style>
    <style:style style:name="Footnote_20_anchor" style:display-name="Footnote anchor" style:family="text">
      <style:text-properties style:text-position="super 58%"/>
    </style:style>
    <style:style style:name="Footnote_20_Symbol" style:display-name="Footnote Symbol" style:family="text"/>
    <style:style style:name="Line_20_numbering" style:display-name="Line numbering" style:family="text"/>
    <style:style style:name="inglés" style:family="text">
      <style:text-properties fo:language="en" fo:country="US" fo:font-style="italic" style:font-size-asian="10.5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es" fo:country="ES"/>
    <text:linenumbering-configuration text:number-lines="false" text:offset="0.499cm" style:num-format="1" text:number-position="left" text:increment="5"/>
  </office:styles>
  <office:automatic-styles>
    <style:style style:name="MP1" style:family="paragraph">
      <style:paragraph-properties fo:margin-left="0cm" fo:margin-right="0cm" fo:margin-top="0cm" fo:margin-bottom="0cm" fo:line-height="100%" fo:text-align="center" fo:text-indent="0cm"/>
    </style:style>
    <style:style style:name="MP2" style:family="paragraph">
      <loext:graphic-properties draw:fill="none" draw:fill-color="#ffffff"/>
      <style:paragraph-properties fo:margin-left="0cm" fo:margin-right="0cm" fo:margin-top="0cm" fo:margin-bottom="0cm" fo:line-height="100%" fo:text-align="center" fo:text-indent="0cm"/>
      <style:text-properties fo:color="#c0c0c0" style:text-outline="false" style:text-line-through-style="none" style:text-line-through-type="none" style:font-name="Embossing Tape 3 BRK" fo:font-size="28pt" fo:font-style="normal" fo:text-shadow="none" style:text-underline-style="none" fo:font-weight="normal" style:letter-kerning="true" style:font-name-asian="Droid Sans" style:font-size-asian="28pt" style:font-style-asian="normal" style:font-weight-asian="normal" style:font-name-complex="Lohit Hindi" style:font-size-complex="28pt" style:font-style-complex="normal" style:font-weight-complex="normal" style:text-emphasize="none" style:font-relief="none" style:text-overline-style="none" style:text-overline-color="font-color"/>
    </style:style>
    <style:style style:name="MT1" style:family="text">
      <style:text-properties fo:color="#c0c0c0" style:text-outline="false" style:text-line-through-style="none" style:text-line-through-type="none" style:font-name="Embossing Tape 3 BRK" fo:font-size="32pt" fo:font-style="normal" fo:text-shadow="none" style:text-underline-style="none" fo:font-weight="normal" style:letter-kerning="true" style:font-name-asian="Droid Sans" style:font-size-asian="32pt" style:font-style-asian="normal" style:font-weight-asian="normal" style:font-name-complex="Lohit Hindi" style:font-size-complex="32pt" style:font-style-complex="normal" style:font-weight-complex="normal" style:text-emphasize="none" style:font-relief="none" style:text-overline-style="none" style:text-overline-color="font-color"/>
    </style:style>
    <style:style style:name="Mgr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4.001cm" fo:padding-top="0.125cm" fo:padding-bottom="0.125cm" fo:padding-left="0.25cm" fo:padding-right="0.25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cm" fo:margin-bottom="1.499cm" fo:margin-left="3cm" fo:margin-right="1.499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number:date-style style:name="N104">
      <number:day number:style="long"/>
      <number:text>/</number:text>
      <number:month number:textual="true"/>
      <number:text>/</number:text>
      <number:year/>
    </number:date-style>
  </office:automatic-styles>
  <office:master-styles>
    <style:master-page style:name="Standard" style:page-layout-name="Mpm1">
      <style:footer>
        <text:p text:style-name="Footer"><draw:frame text:anchor-type="paragraph" draw:z-index="1" draw:style-name="Mgr1" draw:text-style-name="MP2" svg:width="33.257cm" svg:height="4.252cm" draw:transform="skewX (-5.26773502173662E-017) rotate (0.963770812951269) translate (0.498625cm 27.3177083333333cm)"><draw:text-box><text:p text:style-name="MP1"><text:span text:style-name="MT1">Borrador</text:span></text:p></draw:text-box></draw:frame><text:file-name text:display="name-and-extension">1_Introduccion.odt</text:file-name> v.<text:editing-cycles>97</text:editing-cycles> <text:modification-date style:data-style-name="N104">26/dic/16</text:modification-date><text:tab/><text:tab/><text:page-number text:select-page="current">1</text:page-number>/<text:page-count>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pa </meta:initial-creator>
    <meta:creation-date>2014-01-25T22:09:02</meta:creation-date>
    <meta:generator>LibreOffice/5.1.6.2$MacOSX_X86_64 LibreOffice_project/07ac168c60a517dba0f0d7bc7540f5afa45f0909</meta:generator>
    <dc:date>2016-12-26T13:27:21.549277000</dc:date>
    <meta:editing-duration>PT6H5M12S</meta:editing-duration>
    <meta:editing-cycles>97</meta:editing-cycles>
    <meta:document-statistic meta:table-count="0" meta:image-count="0" meta:object-count="0" meta:page-count="2" meta:paragraph-count="17" meta:word-count="788" meta:character-count="4824" meta:non-whitespace-character-count="4051"/>
    <meta:user-defined meta:name="Mendeley Citation Style_1">http://www.zotero.org/styles/apa</meta:user-defined>
    <meta:user-defined meta:name="Mendeley Document_1">True</meta:user-defined>
    <meta:user-defined meta:name="Mendeley Unique User Id_1">f43e7150-e4e5-36fa-8e8b-8761b13bbd82</meta:user-defined>
  </office:meta>
</office:document-meta>
</file>